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3pt"/>
    </style:style>
    <style:style style:name="co2" style:family="table-column">
      <style:table-column-properties fo:break-before="auto" style:column-width="777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8.25pt" fo:break-before="auto" style:use-optimal-row-height="false"/>
    </style:style>
    <style:style style:name="ro3" style:family="table-row">
      <style:table-row-properties style:row-height="34.64pt" fo:break-before="auto" style:use-optimal-row-height="false"/>
    </style:style>
    <style:style style:name="ro4" style:family="table-row">
      <style:table-row-properties style:row-height="301.04pt" fo:break-before="auto" style:use-optimal-row-height="true"/>
    </style:style>
    <style:style style:name="ro5" style:family="table-row">
      <style:table-row-properties style:row-height="134.79pt" fo:break-before="auto" style:use-optimal-row-height="true"/>
    </style:style>
    <style:style style:name="ro6" style:family="table-row">
      <style:table-row-properties style:row-height="101.4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style:font-name-asian="Arial Unicode MS" style:font-name-complex="Arial Unicode MS"/>
    </style:style>
    <style:style style:name="T2" style:family="text">
      <style:text-properties fo:font-size="12pt" style:font-name-asian="Arial Unicode MS" style:font-name-complex="Arial Unicode MS"/>
    </style:style>
    <style:style style:name="T3" style:family="text">
      <style:text-properties fo:font-size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spect Class</text:p>
          </table:table-cell>
          <table:table-cell table:style-name="ce1" office:value-type="string" calcext:value-type="string">
            <text:p>Entity</text:p>
          </table:table-cell>
        </table:table-row>
        <table:table-row table:style-name="ro2">
          <table:table-cell office:value-type="string" calcext:value-type="string">
            <text:p>LEADERSHIP</text:p>
          </table:table-cell>
          <table:table-cell office:value-type="string" calcext:value-type="string">
            <text:p>leadership, atmosphere,smart,make,recognition,ceos,preach,</text:p>
            <text:p>encourage,acknowledge,intelligent,addressed,team,long way,</text:p>
            <text:p>focus,amazing,fast-tracked,severe distinctions,qualified,expert beginner,</text:p>
            <text:p>closed circle,communications,many teams,acquisitions,big customer,evaluate,</text:p>
            <text:p><text:span text:style-name="T1">senior exec leadership with track records,companies,contribute,</text:span></text:p>
            <text:p><text:span text:style-name="T1">exciting challenges,executive level,experienced people,</text:span></text:p>
            <text:p><text:span text:style-name="T1">build relationships,strg opini,executives,egos of executives,</text:span></text:p>
            <text:p><text:span text:style-name="T1">Have knowledge,experience,vision,enable,micro management,</text:span></text:p>
            <text:p><text:span text:style-name="T2">scaling company,great views,acknowledgement,acknowledging,leadership team,encouraged,</text:span></text:p>
            <text:p><text:span text:style-name="T2">Buildup,archaic,shirks individuals,visions,</text:span></text:p>
            <text:p><text:span text:style-name="T2">huge focus on company values,address,</text:span></text:p>
            <text:p><text:span text:style-name="T2">monster,non debatable top-to-bottom approach,</text:span></text:p>
            <text:p><text:span text:style-name="T2">product thinking,helpful,embraced,trust,same propaganda,exemplified by leadership,brightest,opportunity for leadership,</text:span></text:p>
            <text:p><text:span text:style-name="T2">potential for promotions,exceptional people,mentorship possibility,</text:span></text:p>
            <text:p><text:span text:style-name="T2">understand,big names,loyal employee,</text:span></text:p>
            <text:p><text:span text:style-name="T2">decisions,precious,serious lack of director/vp level staff,encourage career growth,business relations,trade talent,decision process</text:span></text:p>
            <text:p/>
            <text:p/>
            <text:p/>
          </table:table-cell>
        </table:table-row>
        <table:table-row table:style-name="ro3">
          <table:table-cell office:value-type="string" calcext:value-type="string">
            <text:p>SALARY</text:p>
          </table:table-cell>
          <table:table-cell office:value-type="string" calcext:value-type="string">
            <text:p>salary,raises,low,receive,reward,managerial positions,dinners,expensive offsites,rise,</text:p>
            <text:p>term,rapid growth (,need money,other job,needed,junior engineer,'m,figure,'s growth,</text:p>
            <text:p>salaries way,average,awesome sf-startup perks,</text:p>
            <text:p>great growth,positive,great benefits,hope,free lunch,</text:p>
            <text:p>growth,full,good perks,negotie,good salary,office team lunches,lack of incentives,bonuses,decent amount,recommend appdirect without hesitation,market standard</text:p>
          </table:table-cell>
        </table:table-row>
        <table:table-row table:style-name="ro4">
          <table:table-cell office:value-type="string" calcext:value-type="string">
            <text:p>QUALITY OF WORK</text:p>
          </table:table-cell>
          <table:table-cell office:value-type="string" calcext:value-type="string">
            <text:p>quality of work, Work culture, knowledge,<text:span text:style-name="T3">work,working,engineers,talented people,employees,</text:span></text:p>
            <text:p><text:span text:style-name="T2">Engineering,learn,constructive criticism,career growth,interesting,scale,startup,opportunity,expert beginners,job at appdirect,search,training,pro ),</text:span></text:p>
            <text:p><text:span text:style-name="T2">Resulted,fixes bugs,quality of tasks,broad product offering,unique platform,seasoned engineer,code base,operational improvements,clean code,</text:span></text:p>
            <text:p><text:span text:style-name="T2">Pick,open source,if-driven development,good engineering practices,recommend,start,learn something,</text:span></text:p>
            <text:p><text:span text:style-name="T2">read,wrote,repeated stuff,open work environment,charts,hard work,</text:span></text:p>
            <text:p><text:span text:style-name="T2">other people,good job,other people,jobs,technical decisions,bubble,</text:span></text:p>
            <text:p><text:span text:style-name="T2">engineering issues,build cliques,sole function,diversify team,</text:span></text:p>
            <text:p><text:span text:style-name="T2">brain drain,good people,diversity,make teams,</text:span></text:p>
            <text:p><text:span text:style-name="T2">engineers output in decisions,technical aspect,</text:span></text:p>
            <text:p><text:span text:style-name="T2">challenging,software,software engineers,</text:span></text:p>
            <text:p><text:span text:style-name="T2">delegate,level,more internship,less involvement,</text:span></text:p>
            <text:p><text:span text:style-name="T2">business,talented employees,related,problem,</text:span></text:p>
            <text:p><text:span text:style-name="T2">problem with anything,rough patches as,style,</text:span></text:p>
            <text:p><text:span text:style-name="T2">difficult,retrospective,quality,engineering organization,</text:span></text:p>
            <text:p><text:span text:style-name="T2">high-skilled,disorganised,robust people operations team,technical debt,features,</text:span></text:p>
            <text:p><text:span text:style-name="T2">shinny engineering heaven,monolithic project,same position for years on end,</text:span></text:p>
            <text:p><text:span text:style-name="T2">scalable sw platforms,effort,sw design decisions,bad in engineering,startup/lean culture,</text:span></text:p>
            <text:p><text:span text:style-name="T2">imposed culture,experienced professionals,consistency,good company,</text:span></text:p>
            <text:p><text:span text:style-name="T2">small group of engeers,meetings,engaged,comical,</text:span></text:p>
            <text:p><text:span text:style-name="T2">is code frustration,engineering priorities,good team,technical knowledge,</text:span></text:p>
            <text:p><text:span text:style-name="T2">huge potential,lean culture,talent,challenging environment,engineering structure,tech debt stacks for ages,actual planning,great work,counterproductive,startup environment,fixing,debts,review</text:span></text:p>
            <text:p/>
          </table:table-cell>
        </table:table-row>
        <table:table-row table:style-name="ro5">
          <table:table-cell office:value-type="string" calcext:value-type="string">
            <text:p>WORK LIFE BALANCE</text:p>
          </table:table-cell>
          <table:table-cell office:value-type="string" calcext:value-type="string">
            <text:p>work life balance, Work life balance, events,culture,leave,</text:p>
            <text:p>Great office,time,friendly atmosphere,fun,high school,running,workload,</text:p>
            <text:p>lot,amazing hq office in downtown sf,positive culture,tour,</text:p>
            <text:p>learn anything,work on anything,culture survey,true health,townhall,ride,travel,</text:p>
            <text:p>friendliest folks,life balance,townhalls,bring,</text:p>
            <text:p>emotional distance,undervalued,</text:p>
            <text:p>Great people,foosball table,fridge,responsibilities as sw engineers,</text:p>
            <text:p>Good work,game nights,pool,make friends,humble,goes around things,</text:p>
            <text:p>considerable time,team like anything,class foosball table (,</text:p>
            <text:p>Ps4,good events,organised events,good work/life balance,coffee,</text:p>
            <text:p>social events,catered lunch,happy,convenient location,</text:p>
            <text:p>beverages,including wine club,market strategy,work life balance,flexible schedule,entertaining,beers,guitar solo,experienced</text:p>
          </table:table-cell>
        </table:table-row>
        <table:table-row table:style-name="ro6">
          <table:table-cell office:value-type="string" calcext:value-type="string">
            <text:p>POLICIES</text:p>
          </table:table-cell>
          <table:table-cell office:value-type="string" calcext:value-type="string">
            <text:p>policy, policies,company,practice,people,listen,smother,decide,</text:p>
            <text:p>Utilized,stop,free snacks,</text:p>
            <text:p>sales team,favorites,hard,show,gaps in processes,</text:p>
            <text:p>many ways,continue,hire,negative,ready,incredible company,humility,least humility,</text:p>
            <text:p>tell people,hired,easy,find,void,leaving,transparent,</text:p>
            <text:p>consideration since appdirect,terrible recognition,defensive,</text:p>
            <text:p>suggest,kind of stuff,bad,take care of technology,</text:p>
            <text:p>rectify,dangling carrot,grateful,practices,keeping people,attendance confirmation,</text:p>
            <text:p>top-bottom,management,care,demotivates/frustrates,rabble-rouser by hr,mature,communication,management/hr/support,translates,cross-functional communication,proce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0/00/0000</text:date>, <text:time style:data-style-name="N2" text:time-value="21:48:01.50746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13:56:21.215848000</meta:creation-date>
    <dc:date>2017-02-10T21:49:46.298146000</dc:date>
    <meta:editing-duration>PT12M40S</meta:editing-duration>
    <meta:editing-cycles>10</meta:editing-cycles>
    <meta:generator>LibreOffice/5.2.3.3$MacOSX_X86_64 LibreOffice_project/d54a8868f08a7b39642414cf2c8ef2f228f780cf</meta:generator>
    <meta:document-statistic meta:table-count="1" meta:cell-count="12" meta:object-count="0"/>
  </office:meta>
</office:document-meta>
</file>